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09fab5" officeooo:paragraph-rsid="0009fab5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09fab5" officeooo:paragraph-rsid="0009fab5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09fab5" officeooo:paragraph-rsid="0009fab5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0b3713" officeooo:paragraph-rsid="000b3713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0c6a1f" officeooo:paragraph-rsid="000c6a1f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officeooo:rsid="000b3713" officeooo:paragraph-rsid="000b3713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officeooo:rsid="0009fab5" officeooo:paragraph-rsid="0009fab5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officeooo:rsid="000b3713" officeooo:paragraph-rsid="000b3713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bold" officeooo:rsid="000b3713" officeooo:paragraph-rsid="000b3713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bold" officeooo:rsid="0009fab5" officeooo:paragraph-rsid="0009fab5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0c6a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utilisateur</text:p>
      <text:p text:style-name="P1"/>
      <text:p text:style-name="P2"/>
      <text:p text:style-name="P10">1) Avec l’interface graphique</text:p>
      <text:p text:style-name="P7"/>
      <text:p text:style-name="P3">Lorsque la fenêtre s’ouvre, vous pouvez distinguer une grille sur la gauche et un menu sur la droite.</text:p>
      <text:p text:style-name="P3"/>
      <text:p text:style-name="P3">Pour générer une grille, veuillez saisir la taille souhaitée dans les blancs prévus à cet effet, en nombres, puis cliquez sur « Generate ».</text:p>
      <text:p text:style-name="P3"/>
      <text:p text:style-name="P3">Vous pouvez ensuite tenter de résoudre la grille en cliquant sur les différentes cases. Un clic sur une case permettra à la pièce de pivoter à 90 degrés dans le sens des aiguilles d’une montre.</text:p>
      <text:p text:style-name="P3"/>
      <text:p text:style-name="P3">Pour vérifier si vous avez réussi à résoudre la grille, veuillez cliquer sur « Check ».</text:p>
      <text:p text:style-name="P3"/>
      <text:p text:style-name="P3">Pour obtenir la solution de la grille actuelle, veuillez cliquer sur « Solve ».</text:p>
      <text:p text:style-name="P3"/>
      <text:p text:style-name="P3">Pour quitter le jeu, veuillez fermer la fenêtre.</text:p>
      <text:p text:style-name="P3"/>
      <text:p text:style-name="P3"/>
      <text:p text:style-name="P9">2) En ligne de commande</text:p>
      <text:p text:style-name="P4"/>
      <text:p text:style-name="P6">Pour générer une nouvelle grille, tapez en ligne de commande :</text:p>
      <text:p text:style-name="P8"/>
      <text:p text:style-name="P4"><text:s text:c="4"/>java -jar target/phineloops-1.0-jar-with-dependencies.jar --generate wxh --output file</text:p>
      <text:p text:style-name="P4">ou</text:p>
      <text:p text:style-name="P4"><text:s text:c="4"/>java -jar target/phineloops-1.0-jar-with-dependencies.jar -g wxh -o file</text:p>
      <text:p text:style-name="P4"/>
      <text:p text:style-name="P4">avec w la largeur de la grille, h la hauteur de la grille et file le nom du fichier de sortie.</text:p>
      <text:p text:style-name="P4">Cela générera un fichier représentant la grille et respectant le format indiqué c’est-à-dire contenant en première ligne la largeur, en deuxième la hauteur, et sur toutes les wxh lignes suivantes des couples (numéro_pièce, orientation_pièce).</text:p>
      <text:p text:style-name="P4"/>
      <text:p text:style-name="P4"/>
      <text:p text:style-name="P6">Pour vérifier une grille existante, tapez en ligne de commande :</text:p>
      <text:p text:style-name="P4"/>
      <text:p text:style-name="P4"><text:s text:c="4"/>java -jar target/phineloops-1.0-jar-with-dependencies.jar --check file</text:p>
      <text:p text:style-name="P4">ou</text:p>
      <text:p text:style-name="P4"><text:s text:c="4"/>java -jar target/phineloops-1.0-jar-with-dependencies.jar -c file</text:p>
      <text:p text:style-name="P4"/>
      <text:p text:style-name="P4">avec file le nom du fichier contenant la grille à tester.</text:p>
      <text:p text:style-name="P5">Cela affichera sur la sortie standard « SOLVED= true » si c’est une solution ou « SOLVED= false » sinon.</text:p>
      <text:p text:style-name="P4"/>
      <text:p text:style-name="P4"/>
      <text:p text:style-name="P6">Pour résoudre une grille <text:span text:style-name="T1">existante, tapez en ligne de commande :</text:span></text:p>
      <text:p text:style-name="P4"/>
      <text:p text:style-name="P4"><text:s text:c="4"/>java -jar target/phineloops-1.0-jar-with-dependencies.jar --solve file --output filesolved</text:p>
      <text:p text:style-name="P4">ou</text:p>
      <text:p text:style-name="P4"><text:s text:c="4"/>java -jar target/phineloops-1.0-jar-with-dependencies.jar -s file -o filesolved</text:p>
      <text:p text:style-name="P4">avec file le nom du fichier contenant la grille à résoudre et filesolved le nom du fichier qui stockera la grille résolue.</text:p>
      <text:p text:style-name="P5"><text:soft-page-break/>Cela affichera sur la sortie standard « SOLVED= true » si c’est une solution ou « SOLVED= false » sinon, et créera un fichier représentant la grille résolue, au même format que celui indiqué plus ha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00:12:31.966169206</meta:creation-date>
    <dc:date>2018-01-27T00:47:14.803642170</dc:date>
    <meta:editing-duration>PT13M3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27" meta:word-count="349" meta:character-count="2226" meta:non-whitespace-character-count="1885"/>
  </office:meta>
</office:document-meta>
</file>